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 style:list-style-name="WW8Num1">
      <style:paragraph-properties fo:margin-left="0cm" fo:margin-right="0cm" fo:text-align="end" style:justify-single-word="false" fo:text-indent="0cm" style:auto-text-indent="fals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style:font-size-asian="20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חידות עהש"א</text:p>
      <text:list text:style-name="WW8Num1">
        <text:list-item>
          <text:p text:style-name="P1">כאשר המיתרים מכוונים,</text:p>
        </text:list-item>
      </text:list>
      <text:p text:style-name="P2">נשמתך אבודה,</text:p>
      <text:p text:style-name="P2">אם אתה נלכד,</text:p>
      <text:p text:style-name="P2">סופך יתגלה במהרה.</text:p>
      <text:p text:style-name="P2">300,10,2,20,70</text:p>
      <text:p text:style-name="P2">2) כלי לגוף ולנפש,</text:p>
      <text:p text:style-name="P2">אל קצוות העולם הוא יכול לקחת אותך,</text:p>
      <text:p text:style-name="P2">הנגישות שלו היא כמעט בלתי ניתנת למדידה,</text:p>
      <text:p text:style-name="P2">תנועתו בעולם הגשמי מושגת ע"י אריגים שחורים לבנים, אשר ניצבים להם</text:p>
      <text:p text:style-name="P2">על מוטות עץ גבוהים. דרך נוספת לצבור מהירות אפשרית ע"י הפעלת סוג עץ אחר.</text:p>
      <text:p text:style-name="P2">40,10,9,200,10,80 – 400,50,10,80,60</text:p>
      <text:p text:style-name="P2">3) זהו מעבר לעולמות רבים,</text:p>
      <text:p text:style-name="P2">חלקם עתיקים כמו ההיסטוריה,</text:p>
      <text:p text:style-name="P2">בעוד אחרים עוד לא נוצרו עדיין,</text:p>
      <text:p text:style-name="P2">בקירותיו הלבנים,</text:p>
      <text:p text:style-name="P2">סימנים ואותות שחורים מוטבעים,</text:p>
      <text:p text:style-name="P2">על אף שנראה ש-רונות ותחריטים אלו אינם מוכרים,</text:p>
      <text:p text:style-name="P2">פורטלים אחרים גדולים יכולים לפתוח את סודם.</text:p>
      <text:p text:style-name="P2">הם קיימים ביותר ממישור קיום אחד, גם אמיתי וגם אתרילי,</text:p>
      <text:p text:style-name="P2">אך קיומו הוא מעבר להגדרתם של שני מישורי קיום אלו.</text:p>
      <text:p text:style-name="P2">40,10,200,80,60</text:p>
      <text:p text:style-name="P2">4) בזמן שקרינה נוגדת,</text:p>
      <text:p text:style-name="P2">קסם יכול ליצור,</text:p>
      <text:p text:style-name="P2">זה מזדחל מתחת לאדמה,</text:p>
      <text:p text:style-name="P2">עולה לפני השטח כאשר הירח בסביבה,</text:p>
      <text:p text:style-name="P2">כאשר השמש דועכת,</text:p>
      <text:p text:style-name="P2">צלליותיו ישתקפו.</text:p>
      <text:p text:style-name="P2">20,300,6,8</text:p>
      <text:p text:style-name="P2">5) בין אם טבעי או מלאכותי,</text:p>
      <text:p text:style-name="P2">הוא לעולם לא ייחשב לפיזי,</text:p>
      <text:p text:style-name="P2">אם הוא בלתי נראה,</text:p>
      <text:p text:style-name="P2">בשום אמצעי,</text:p>
      <text:p text:style-name="P2">הוא נחשב ללא קיים,</text:p>
      <text:p text:style-name="P2">על אף שהחשיכה מתפשטת,</text:p>
      <text:p text:style-name="P2">הוא נשאר עיקש ביותר.</text:p>
      <text:p text:style-name="P2">200,6,1</text:p>
      <text:p text:style-name="P2">6) זוגות שזורים של גופיפים צבעוניים,</text:p>
      <text:p text:style-name="P2">כל אחד זהה לתאומו,</text:p>
      <text:p text:style-name="P2">בכל ירח מלא או בין הליקוי,</text:p>
      <text:p text:style-name="P2">זעם קדמוני יתפרץ בדרכן ולא ינוח,</text:p>
      <text:p text:style-name="P2">לא מודעות למה שגרם להתפרצות,</text:p>
      <text:p text:style-name="P2">חוסר תשומת לב תסתיים באסון,</text:p>
      <text:p text:style-name="P2">פסיפס של חורים מצוי על קליפתן החיצונית,</text:p>
      <text:p text:style-name="P2">רצוי שתתעלם מזה או שתתמודד מול הגיהינום...</text:p>
      <text:p text:style-name="P2">40,10,300,50</text:p>
      <text:p text:style-name="P2">7) הוא נמצא מתחת וממעל,</text:p>
      <text:p text:style-name="P2">נחשב למעבר הגדול,</text:p>
      <text:p text:style-name="P2">באמצע אין לו קיום,</text:p>
      <text:p text:style-name="P2"><text:soft-page-break/>רוב היצורים החיים לא מפסיקים את עבודתם בגללו,</text:p>
      <text:p text:style-name="P2">אחרים ירוויחו מהשאריות,</text:p>
      <text:p text:style-name="P2">כאשר אתה לכוד באחיזתו,</text:p>
      <text:p text:style-name="P2">אין מנוס, אתה תיחנק,</text:p>
      <text:p text:style-name="P2">תפילות ייאמרו על מזונן של נמלים...</text:p>
      <text:p text:style-name="P2">400,6,6,4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end" style:justify-single-word="false" fo:orphans="2" fo:widows="2" fo:text-indent="0cm" style:auto-text-indent="false" style:writing-mode="rl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2pt" style:font-name-asian="MS Mincho" style:font-size-asian="14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גופן_20_ברירת_20_המחדל_20_של_20_קטע" style:display-name="גופן ברירת המחדל של קטע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rl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חידות עהש"א</dc:title>
    <meta:initial-creator>DaVe</meta:initial-creator>
    <meta:creation-date>2006-07-14T05:12:00</meta:creation-date>
    <dc:creator>DaVe</dc:creator>
    <dc:date>2006-12-04T19:34:00</dc:date>
    <meta:editing-cycles>2</meta:editing-cycles>
    <meta:editing-duration>PT25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5" meta:word-count="258" meta:character-count="1425"/>
  </office:meta>
</office:document-meta>
</file>